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3faf46" draw:textarea-horizontal-align="justify" draw:textarea-vertical-align="middle" draw:auto-grow-height="false" fo:min-height="0.74cm" fo:min-width="0.49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57cm" fo:min-width="0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423cm" fo:min-width="0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svg:stroke-color="#000000" draw:fill-color="#ff0000" draw:textarea-horizontal-align="justify" draw:textarea-vertical-align="middle" draw:auto-grow-height="false" fo:min-height="0.74cm" fo:min-width="0.49cm"/>
      <style:paragraph-properties style:writing-mode="lr-tb"/>
    </style:style>
    <style:style style:name="gr6" style:family="graphic" style:parent-style-name="objectwithoutfill">
      <style:graphic-properties svg:stroke-color="#000000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76cm" fo:min-width="0cm"/>
      <style:paragraph-properties style:writing-mode="lr-tb"/>
    </style:style>
    <style:style style:name="gr8" style:family="graphic" style:parent-style-name="standard">
      <style:graphic-properties svg:stroke-color="#000000" draw:fill-color="#ffffff" draw:textarea-horizontal-align="justify" draw:textarea-vertical-align="middle" draw:auto-grow-height="false" fo:min-height="0.74cm" fo:min-width="0.49cm"/>
      <style:paragraph-properties style:writing-mode="lr-tb"/>
    </style:style>
    <style:style style:name="gr9" style:family="graphic" style:parent-style-name="objectwithoutfill">
      <style:graphic-properties draw:fill="solid" draw:textarea-vertical-align="middle"/>
    </style:style>
    <style:style style:name="gr10" style:family="graphic" style:parent-style-name="standard">
      <style:graphic-properties svg:stroke-color="#000000" draw:fill-color="#069a2e" draw:textarea-horizontal-align="justify" draw:textarea-vertical-align="middle" draw:auto-grow-height="false" fo:min-height="0.74cm" fo:min-width="0.49cm"/>
      <style:paragraph-properties style:writing-mode="lr-tb"/>
    </style:style>
    <style:style style:name="pr1" style:family="presentation" style:parent-style-name="Padrão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3faf46"/>
      <style:paragraph-properties fo:text-align="center" style:writing-mode="lr-tb"/>
    </style:style>
    <style:style style:name="P3" style:family="paragraph">
      <loext:graphic-properties draw:fill="none" draw:fill-color="#ffffff"/>
      <style:paragraph-properties style:writing-mode="lr-tb"/>
    </style:style>
    <style:style style:name="P4" style:family="paragraph">
      <loext:graphic-properties draw:fill-color="#ffffff"/>
      <style:paragraph-properties style:writing-mode="lr-tb"/>
    </style:style>
    <style:style style:name="P5" style:family="paragraph">
      <loext:graphic-properties draw:fill-color="#ff0000"/>
      <style:paragraph-properties fo:text-align="center" style:writing-mode="lr-tb"/>
    </style:style>
    <style:style style:name="P6" style:family="paragraph">
      <loext:graphic-properties draw:fill="solid"/>
      <style:paragraph-properties fo:text-align="center"/>
    </style:style>
    <style:style style:name="P7" style:family="paragraph">
      <loext:graphic-properties draw:fill-color="#ffffff"/>
      <style:paragraph-properties fo:text-align="center" style:writing-mode="lr-tb"/>
    </style:style>
    <style:style style:name="P8" style:family="paragraph">
      <style:paragraph-properties fo:margin-left="0cm" fo:margin-right="0cm" fo:margin-top="0cm" fo:margin-bottom="0cm" fo:line-height="100%" fo:text-indent="0cm"/>
    </style:style>
    <style:style style:name="P9" style:family="paragraph">
      <loext:graphic-properties draw:fill-color="#069a2e"/>
      <style:paragraph-properties fo:text-align="center" style:writing-mode="lr-tb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0pt" style:font-size-asian="30pt" style:font-size-complex="3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40pt" fo:font-style="normal" fo:text-shadow="none" style:text-underline-style="none" fo:font-weight="normal" style:letter-kerning="true" style:font-name-asian="Noto Sans CJK SC" style:font-size-asian="40pt" style:font-style-asian="normal" style:font-weight-asian="normal" style:font-name-complex="Lohit Devanagari" style:font-size-complex="40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30pt" fo:font-style="normal" fo:text-shadow="none" style:text-underline-style="none" fo:font-weight="normal" style:letter-kerning="true" style:font-name-asian="Noto Sans CJK SC" style:font-size-asian="30pt" style:font-style-asian="normal" style:font-weight-asian="normal" style:font-name-complex="Lohit Devanagari" style:font-size-complex="30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Padrão" presentation:presentation-page-layout-name="AL1T0">
        <draw:custom-shape draw:style-name="gr1" draw:text-style-name="P2" draw:layer="layout" svg:width="1.4cm" svg:height="1.4cm" svg:x="13.9cm" svg:y="5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text-style-name="P3" draw:layer="layout" svg:width="27.876cm" svg:height="3.007cm" svg:x="0.524cm" svg:y="1.238cm">
          <draw:text-box>
            <text:p><text:span text:style-name="T1">Exercício 27 - Passo 0. </text:span><text:span text:style-name="T2">Inserção do elemento 36 <text:s/></text:span></text:p>
          </draw:text-box>
        </draw:frame>
        <draw:frame draw:style-name="gr3" draw:text-style-name="P3" draw:layer="layout" svg:width="14.4cm" svg:height="1.673cm" svg:x="2.8cm" svg:y="3.428cm">
          <draw:text-box>
            <text:p>36,</text:p>
          </draw:text-box>
        </draw:frame>
        <presentation:notes draw:style-name="dp2">
          <draw:page-thumbnail draw:style-name="gr4" draw:layer="layout" svg:width="19.798cm" svg:height="11.136cm" svg:x="0.6cm" svg:y="2.257cm" draw:page-number="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adrão" presentation:presentation-page-layout-name="AL1T0">
        <draw:custom-shape draw:style-name="gr5" draw:text-style-name="P5" draw:layer="layout" svg:width="1.4cm" svg:height="1.4cm" svg:x="13.9cm" svg:y="5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1.4cm" svg:height="1.4cm" svg:x="9.1cm" svg:y="7.6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><text:span text:style-name="T1">Passo 1. </text:span><text:span text:style-name="T2">Inserção do elemento 25, como ele é menor que 26, sobe para raiz </text:span></text:p>
          </draw:text-box>
        </draw:frame>
        <draw:frame draw:style-name="gr3" draw:text-style-name="P3" draw:layer="layout" svg:width="14.4cm" svg:height="1.673cm" svg:x="2.8cm" svg:y="4.327cm">
          <draw:text-box>
            <text:p>36,25</text:p>
          </draw:text-box>
        </draw:frame>
        <presentation:notes draw:style-name="dp2">
          <draw:page-thumbnail draw:style-name="gr4" draw:layer="layout" svg:width="19.798cm" svg:height="11.136cm" svg:x="0.6cm" svg:y="2.257cm" draw:page-number="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adrão" presentation:presentation-page-layout-name="AL1T0">
        <draw:custom-shape draw:style-name="gr5" draw:text-style-name="P5" draw:layer="layout" svg:width="1.4cm" svg:height="1.4cm" svg:x="13.9cm" svg:y="5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cm" svg:height="1.4cm" svg:x="9.1cm" svg:y="7.6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><text:span text:style-name="T1">Passo 2. </text:span><text:span text:style-name="T2">Inserção do elemento 1, como ele é menor que 25, sobe para a raiz </text:span></text:p>
          </draw:text-box>
        </draw:frame>
        <draw:frame draw:style-name="gr3" draw:text-style-name="P3" draw:layer="layout" svg:width="9.2cm" svg:height="1.673cm" svg:x="2.8cm" svg:y="4.327cm">
          <draw:text-box>
            <text:p>25,36,1</text:p>
          </draw:text-box>
        </draw:frame>
        <draw:custom-shape draw:style-name="gr1" draw:text-style-name="P2" draw:layer="layout" svg:width="1.4cm" svg:height="1.4cm" svg:x="18.301cm" svg:y="7.601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9" draw:text-style-name="P6" draw:layer="layout" svg:x1="15.3cm" svg:y1="5.8cm" svg:x2="18.8cm" svg:y2="7.601cm">
          <text:p/>
        </draw:line>
        <presentation:notes draw:style-name="dp1">
          <draw:page-thumbnail draw:style-name="gr4" draw:layer="layout" svg:width="19.798cm" svg:height="11.136cm" svg:x="0.6cm" svg:y="2.257cm" draw:page-number="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adrão" presentation:presentation-page-layout-name="AL1T0">
        <draw:custom-shape draw:style-name="gr8" draw:text-style-name="P7" draw:layer="layout" svg:width="1.4cm" svg:height="1.4cm" svg:x="13.9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5" draw:layer="layout" svg:width="1.4cm" svg:height="1.4cm" svg:x="9.1cm" svg:y="7.6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><text:span text:style-name="T1">Passo 3. </text:span><text:span text:style-name="T2">Inserção do elemento 7, como ele é menor que 36, sobe para a posição 2 </text:span></text:p>
          </draw:text-box>
        </draw:frame>
        <draw:frame draw:style-name="gr3" draw:text-style-name="P3" draw:layer="layout" svg:width="9.2cm" svg:height="1.673cm" svg:x="2.8cm" svg:y="4.327cm">
          <draw:text-box>
            <text:p>1,36,25,7</text:p>
          </draw:text-box>
        </draw:frame>
        <draw:custom-shape draw:style-name="gr8" draw:text-style-name="P7" draw:layer="layout" svg:width="1.4cm" svg:height="1.4cm" svg:x="18.301cm" svg:y="7.601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cm" svg:y1="5.8cm" svg:x2="18.8cm" svg:y2="7.601cm">
          <text:p/>
        </draw:line>
        <draw:custom-shape draw:style-name="gr1" draw:text-style-name="P2" draw:layer="layout" svg:width="1.4cm" svg:height="1.4cm" svg:x="6.101cm" svg:y="10.601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cm" svg:y1="8.4cm" svg:x2="6.8cm" svg:y2="10.6cm">
          <text:p/>
        </draw:line>
        <presentation:notes draw:style-name="dp1">
          <draw:page-thumbnail draw:style-name="gr4" draw:layer="layout" svg:width="19.798cm" svg:height="11.136cm" svg:x="0.6cm" svg:y="2.257cm" draw:page-number="4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adrão" presentation:presentation-page-layout-name="AL1T0">
        <draw:custom-shape draw:style-name="gr8" draw:text-style-name="P7" draw:layer="layout" svg:width="1.4cm" svg:height="1.4cm" svg:x="13.9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cm" svg:height="1.4cm" svg:x="9.1cm" svg:y="7.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><text:span text:style-name="T1">Passo 4. </text:span><text:span text:style-name="T2">Inserção do elemento 17, como ele é maior que 7, mantém a posição</text:span></text:p>
          </draw:text-box>
        </draw:frame>
        <draw:frame draw:style-name="gr3" draw:text-style-name="P3" draw:layer="layout" svg:width="9.2cm" svg:height="1.673cm" svg:x="2.8cm" svg:y="4.327cm">
          <draw:text-box>
            <text:p>1,7,25,36,17</text:p>
          </draw:text-box>
        </draw:frame>
        <draw:custom-shape draw:style-name="gr8" draw:text-style-name="P7" draw:layer="layout" svg:width="1.4cm" svg:height="1.4cm" svg:x="18.301cm" svg:y="7.601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cm" svg:y1="5.8cm" svg:x2="18.8cm" svg:y2="7.601cm">
          <text:p/>
        </draw:line>
        <draw:custom-shape draw:style-name="gr8" draw:text-style-name="P7" draw:layer="layout" svg:width="1.4cm" svg:height="1.4cm" svg:x="6.101cm" svg:y="10.601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cm" svg:y1="8.4cm" svg:x2="6.8cm" svg:y2="10.6cm">
          <text:p/>
        </draw:line>
        <draw:custom-shape draw:style-name="gr1" draw:text-style-name="P2" draw:layer="layout" svg:width="1.4cm" svg:height="1.4cm" svg:x="12.101cm" svg:y="10.60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5cm" svg:y1="8.4cm" svg:x2="12.8cm" svg:y2="10.601cm">
          <text:p/>
        </draw:line>
        <presentation:notes draw:style-name="dp1">
          <draw:page-thumbnail draw:style-name="gr4" draw:layer="layout" svg:width="19.798cm" svg:height="11.136cm" svg:x="0.6cm" svg:y="2.257cm" draw:page-number="5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adrão" presentation:presentation-page-layout-name="AL1T0">
        <draw:custom-shape draw:style-name="gr8" draw:text-style-name="P7" draw:layer="layout" svg:width="1.4cm" svg:height="1.4cm" svg:x="13.9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cm" svg:height="1.4cm" svg:x="9.1cm" svg:y="7.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 text:style-name="P8"><text:span text:style-name="T3">Passo 5. </text:span><text:span text:style-name="T4">Inserção do elemento 19, como ele é menor que 25, </text:span><text:span text:style-name="T2">sobe para a posição 3 </text:span></text:p>
          </draw:text-box>
        </draw:frame>
        <draw:frame draw:style-name="gr3" draw:text-style-name="P3" draw:layer="layout" svg:width="9.2cm" svg:height="1.673cm" svg:x="2.8cm" svg:y="4.327cm">
          <draw:text-box>
            <text:p>1,7,25,36,17,19</text:p>
          </draw:text-box>
        </draw:frame>
        <draw:custom-shape draw:style-name="gr5" draw:text-style-name="P5" draw:layer="layout" svg:width="1.4cm" svg:height="1.4cm" svg:x="18.301cm" svg:y="7.601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cm" svg:y1="5.8cm" svg:x2="18.8cm" svg:y2="7.601cm">
          <text:p/>
        </draw:line>
        <draw:custom-shape draw:style-name="gr8" draw:text-style-name="P7" draw:layer="layout" svg:width="1.4cm" svg:height="1.4cm" svg:x="6.101cm" svg:y="10.601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cm" svg:y1="8.4cm" svg:x2="6.8cm" svg:y2="10.6cm">
          <text:p/>
        </draw:line>
        <draw:custom-shape draw:style-name="gr8" draw:text-style-name="P7" draw:layer="layout" svg:width="1.4cm" svg:height="1.4cm" svg:x="12.101cm" svg:y="10.60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5cm" svg:y1="8.4cm" svg:x2="12.8cm" svg:y2="10.601cm">
          <text:p/>
        </draw:line>
        <draw:custom-shape draw:style-name="gr1" draw:text-style-name="P2" draw:layer="layout" svg:width="1.4cm" svg:height="1.4cm" svg:x="15.302cm" svg:y="10.602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8.6cm" svg:x2="16.2cm" svg:y2="10.602cm">
          <text:p/>
        </draw:line>
        <presentation:notes draw:style-name="dp1">
          <draw:page-thumbnail draw:style-name="gr4" draw:layer="layout" svg:width="19.798cm" svg:height="11.136cm" svg:x="0.6cm" svg:y="2.257cm" draw:page-number="6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adrão" presentation:presentation-page-layout-name="AL1T0">
        <draw:custom-shape draw:style-name="gr8" draw:text-style-name="P7" draw:layer="layout" svg:width="1.4cm" svg:height="1.4cm" svg:x="13.9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cm" svg:height="1.4cm" svg:x="9.1cm" svg:y="7.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 text:style-name="P8"><text:span text:style-name="T3">Passo 6. </text:span><text:span text:style-name="T4">Inserção do elemento 2, como ele é menor que 19, </text:span><text:span text:style-name="T2">sobe para a posição 3 </text:span></text:p>
          </draw:text-box>
        </draw:frame>
        <draw:frame draw:style-name="gr3" draw:text-style-name="P3" draw:layer="layout" svg:width="9.2cm" svg:height="1.673cm" svg:x="2.8cm" svg:y="4.327cm">
          <draw:text-box>
            <text:p>1,7,19,36,17,25,2</text:p>
          </draw:text-box>
        </draw:frame>
        <draw:custom-shape draw:style-name="gr5" draw:text-style-name="P5" draw:layer="layout" svg:width="1.4cm" svg:height="1.4cm" svg:x="18.301cm" svg:y="7.601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cm" svg:y1="5.8cm" svg:x2="18.8cm" svg:y2="7.601cm">
          <text:p/>
        </draw:line>
        <draw:custom-shape draw:style-name="gr8" draw:text-style-name="P7" draw:layer="layout" svg:width="1.4cm" svg:height="1.4cm" svg:x="6.101cm" svg:y="10.601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cm" svg:y1="8.4cm" svg:x2="6.8cm" svg:y2="10.6cm">
          <text:p/>
        </draw:line>
        <draw:custom-shape draw:style-name="gr8" draw:text-style-name="P7" draw:layer="layout" svg:width="1.4cm" svg:height="1.4cm" svg:x="12.101cm" svg:y="10.60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5cm" svg:y1="8.4cm" svg:x2="12.8cm" svg:y2="10.601cm">
          <text:p/>
        </draw:line>
        <draw:custom-shape draw:style-name="gr8" draw:text-style-name="P7" draw:layer="layout" svg:width="1.4cm" svg:height="1.4cm" svg:x="15.302cm" svg:y="10.6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8.6cm" svg:x2="16.2cm" svg:y2="10.602cm">
          <text:p/>
        </draw:line>
        <draw:custom-shape draw:style-name="gr1" draw:text-style-name="P2" draw:layer="layout" svg:width="1.4cm" svg:height="1.4cm" svg:x="21.303cm" svg:y="10.603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9.6cm" svg:y1="8.6cm" svg:x2="22cm" svg:y2="10.603cm">
          <text:p/>
        </draw:line>
        <presentation:notes draw:style-name="dp1">
          <draw:page-thumbnail draw:style-name="gr4" draw:layer="layout" svg:width="19.798cm" svg:height="11.136cm" svg:x="0.6cm" svg:y="2.257cm" draw:page-number="7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adrão" presentation:presentation-page-layout-name="AL1T0">
        <draw:custom-shape draw:style-name="gr8" draw:text-style-name="P7" draw:layer="layout" svg:width="1.4cm" svg:height="1.4cm" svg:x="13.9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cm" svg:height="1.4cm" svg:x="9.1cm" svg:y="7.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 text:style-name="P8"><text:span text:style-name="T3">Passo 7. </text:span><text:span text:style-name="T4">Inserção do elemento 100, como ele é maior que 36, mantém a</text:span><text:span text:style-name="T2"> posição</text:span></text:p>
          </draw:text-box>
        </draw:frame>
        <draw:frame draw:style-name="gr3" draw:text-style-name="P3" draw:layer="layout" svg:width="9.2cm" svg:height="1.673cm" svg:x="2.8cm" svg:y="4.327cm">
          <draw:text-box>
            <text:p>1,7,2,36,17,25,19,100</text:p>
          </draw:text-box>
        </draw:frame>
        <draw:custom-shape draw:style-name="gr8" draw:text-style-name="P7" draw:layer="layout" svg:width="1.4cm" svg:height="1.4cm" svg:x="18.301cm" svg:y="7.6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cm" svg:y1="5.8cm" svg:x2="18.8cm" svg:y2="7.601cm">
          <text:p/>
        </draw:line>
        <draw:custom-shape draw:style-name="gr8" draw:text-style-name="P7" draw:layer="layout" svg:width="1.4cm" svg:height="1.4cm" svg:x="6.101cm" svg:y="10.601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cm" svg:y1="8.4cm" svg:x2="6.8cm" svg:y2="10.6cm">
          <text:p/>
        </draw:line>
        <draw:custom-shape draw:style-name="gr8" draw:text-style-name="P7" draw:layer="layout" svg:width="1.4cm" svg:height="1.4cm" svg:x="12.101cm" svg:y="10.60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5cm" svg:y1="8.4cm" svg:x2="12.8cm" svg:y2="10.601cm">
          <text:p/>
        </draw:line>
        <draw:custom-shape draw:style-name="gr8" draw:text-style-name="P7" draw:layer="layout" svg:width="1.4cm" svg:height="1.4cm" svg:x="15.302cm" svg:y="10.6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8.6cm" svg:x2="16.2cm" svg:y2="10.602cm">
          <text:p/>
        </draw:line>
        <draw:custom-shape draw:style-name="gr8" draw:text-style-name="P7" draw:layer="layout" svg:width="1.4cm" svg:height="1.4cm" svg:x="21.303cm" svg:y="10.603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9.6cm" svg:y1="8.6cm" svg:x2="22cm" svg:y2="10.603cm">
          <text:p/>
        </draw:line>
        <draw:custom-shape draw:style-name="gr1" draw:text-style-name="P2" draw:layer="layout" svg:width="1.4cm" svg:height="1.4cm" svg:x="5.102cm" svg:y="13.60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101cm" svg:y1="11.4cm" svg:x2="5.8cm" svg:y2="13.602cm">
          <text:p/>
        </draw:line>
        <presentation:notes draw:style-name="dp1">
          <draw:page-thumbnail draw:style-name="gr4" draw:layer="layout" svg:width="19.798cm" svg:height="11.136cm" svg:x="0.6cm" svg:y="2.257cm" draw:page-number="8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adrão" presentation:presentation-page-layout-name="AL1T0">
        <draw:custom-shape draw:style-name="gr8" draw:text-style-name="P7" draw:layer="layout" svg:width="1.4cm" svg:height="1.4cm" svg:x="13.9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cm" svg:height="1.4cm" svg:x="9.1cm" svg:y="7.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 text:style-name="P8"><text:span text:style-name="T3">Passo 8. </text:span><text:span text:style-name="T4">Inserção do elemento 29, como ele é menor que 36, sobe para a posição 4</text:span></text:p>
          </draw:text-box>
        </draw:frame>
        <draw:frame draw:style-name="gr3" draw:text-style-name="P3" draw:layer="layout" svg:width="9.2cm" svg:height="1.673cm" svg:x="2.8cm" svg:y="4.327cm">
          <draw:text-box>
            <text:p>1,7,2,36,17,25,19,100,29</text:p>
          </draw:text-box>
        </draw:frame>
        <draw:custom-shape draw:style-name="gr8" draw:text-style-name="P7" draw:layer="layout" svg:width="1.4cm" svg:height="1.4cm" svg:x="18.301cm" svg:y="7.6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cm" svg:y1="5.8cm" svg:x2="18.8cm" svg:y2="7.601cm">
          <text:p/>
        </draw:line>
        <draw:custom-shape draw:style-name="gr5" draw:text-style-name="P5" draw:layer="layout" svg:width="1.4cm" svg:height="1.4cm" svg:x="6.101cm" svg:y="10.601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cm" svg:y1="8.4cm" svg:x2="6.8cm" svg:y2="10.6cm">
          <text:p/>
        </draw:line>
        <draw:custom-shape draw:style-name="gr8" draw:text-style-name="P7" draw:layer="layout" svg:width="1.4cm" svg:height="1.4cm" svg:x="12.101cm" svg:y="10.60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5cm" svg:y1="8.4cm" svg:x2="12.8cm" svg:y2="10.601cm">
          <text:p/>
        </draw:line>
        <draw:custom-shape draw:style-name="gr8" draw:text-style-name="P7" draw:layer="layout" svg:width="1.4cm" svg:height="1.4cm" svg:x="15.302cm" svg:y="10.6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8.6cm" svg:x2="16.2cm" svg:y2="10.602cm">
          <text:p/>
        </draw:line>
        <draw:custom-shape draw:style-name="gr8" draw:text-style-name="P7" draw:layer="layout" svg:width="1.4cm" svg:height="1.4cm" svg:x="21.303cm" svg:y="10.603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9.6cm" svg:y1="8.6cm" svg:x2="22cm" svg:y2="10.603cm">
          <text:p/>
        </draw:line>
        <draw:custom-shape draw:style-name="gr8" draw:text-style-name="P7" draw:layer="layout" svg:width="1.4cm" svg:height="1.4cm" svg:x="5.102cm" svg:y="13.60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101cm" svg:y1="11.4cm" svg:x2="5.8cm" svg:y2="13.602cm">
          <text:p/>
        </draw:line>
        <draw:custom-shape draw:style-name="gr1" draw:text-style-name="P2" draw:layer="layout" svg:width="1.4cm" svg:height="1.4cm" svg:x="7.102cm" svg:y="13.602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502cm" svg:y1="11.4cm" svg:x2="7.8cm" svg:y2="13.602cm">
          <text:p/>
        </draw:line>
        <presentation:notes draw:style-name="dp1">
          <draw:page-thumbnail draw:style-name="gr4" draw:layer="layout" svg:width="19.798cm" svg:height="11.136cm" svg:x="0.6cm" svg:y="2.257cm" draw:page-number="9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adrão" presentation:presentation-page-layout-name="AL1T0">
        <draw:custom-shape draw:style-name="gr8" draw:text-style-name="P7" draw:layer="layout" svg:width="1.4cm" svg:height="1.4cm" svg:x="13.9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cm" svg:height="1.4cm" svg:x="9.1cm" svg:y="7.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 text:style-name="P8"><text:span text:style-name="T3">Passo 9. </text:span><text:span text:style-name="T4">Inserção do elemento 14, como ele é menor que 17, sobe para a posição 5</text:span></text:p>
          </draw:text-box>
        </draw:frame>
        <draw:frame draw:style-name="gr3" draw:text-style-name="P3" draw:layer="layout" svg:width="9.2cm" svg:height="1.673cm" svg:x="2.8cm" svg:y="4.327cm">
          <draw:text-box>
            <text:p>1,7,2,29,17,25,19,100,36,14</text:p>
          </draw:text-box>
        </draw:frame>
        <draw:custom-shape draw:style-name="gr8" draw:text-style-name="P7" draw:layer="layout" svg:width="1.4cm" svg:height="1.4cm" svg:x="18.301cm" svg:y="7.6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cm" svg:y1="5.8cm" svg:x2="18.8cm" svg:y2="7.601cm">
          <text:p/>
        </draw:line>
        <draw:custom-shape draw:style-name="gr8" draw:text-style-name="P7" draw:layer="layout" svg:width="1.4cm" svg:height="1.4cm" svg:x="6.101cm" svg:y="10.601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cm" svg:y1="8.4cm" svg:x2="6.8cm" svg:y2="10.6cm">
          <text:p/>
        </draw:line>
        <draw:custom-shape draw:style-name="gr5" draw:text-style-name="P5" draw:layer="layout" svg:width="1.4cm" svg:height="1.4cm" svg:x="12.101cm" svg:y="10.601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5cm" svg:y1="8.4cm" svg:x2="12.8cm" svg:y2="10.601cm">
          <text:p/>
        </draw:line>
        <draw:custom-shape draw:style-name="gr8" draw:text-style-name="P7" draw:layer="layout" svg:width="1.4cm" svg:height="1.4cm" svg:x="15.302cm" svg:y="10.6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8.6cm" svg:x2="16.2cm" svg:y2="10.602cm">
          <text:p/>
        </draw:line>
        <draw:custom-shape draw:style-name="gr8" draw:text-style-name="P7" draw:layer="layout" svg:width="1.4cm" svg:height="1.4cm" svg:x="21.303cm" svg:y="10.603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9.6cm" svg:y1="8.6cm" svg:x2="22cm" svg:y2="10.603cm">
          <text:p/>
        </draw:line>
        <draw:custom-shape draw:style-name="gr8" draw:text-style-name="P7" draw:layer="layout" svg:width="1.4cm" svg:height="1.4cm" svg:x="5.102cm" svg:y="13.60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101cm" svg:y1="11.4cm" svg:x2="5.8cm" svg:y2="13.602cm">
          <text:p/>
        </draw:line>
        <draw:custom-shape draw:style-name="gr8" draw:text-style-name="P7" draw:layer="layout" svg:width="1.4cm" svg:height="1.4cm" svg:x="7.102cm" svg:y="13.602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502cm" svg:y1="11.4cm" svg:x2="7.8cm" svg:y2="13.602cm">
          <text:p/>
        </draw:line>
        <draw:custom-shape draw:style-name="gr1" draw:text-style-name="P2" draw:layer="layout" svg:width="1.4cm" svg:height="1.4cm" svg:x="11.102cm" svg:y="13.602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2.101cm" svg:y1="11.4cm" svg:x2="11.8cm" svg:y2="13.602cm">
          <text:p/>
        </draw:line>
        <presentation:notes draw:style-name="dp1">
          <draw:page-thumbnail draw:style-name="gr4" draw:layer="layout" svg:width="19.798cm" svg:height="11.136cm" svg:x="0.6cm" svg:y="2.257cm" draw:page-number="10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adrão" presentation:presentation-page-layout-name="AL1T0">
        <draw:custom-shape draw:style-name="gr8" draw:text-style-name="P7" draw:layer="layout" svg:width="1.4cm" svg:height="1.4cm" svg:x="13.9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cm" svg:height="1.4cm" svg:x="9.1cm" svg:y="7.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 text:style-name="P8"><text:span text:style-name="T3">Passo 10. </text:span><text:span text:style-name="T4">Inserção do elemento 11, como ele é menor que 14, sobe para a posição 5</text:span></text:p>
          </draw:text-box>
        </draw:frame>
        <draw:frame draw:style-name="gr3" draw:text-style-name="P3" draw:layer="layout" svg:width="11.2cm" svg:height="1.673cm" svg:x="2.8cm" svg:y="4.327cm">
          <draw:text-box>
            <text:p>1,7,2,29,14,25,19,100,36,17,11</text:p>
          </draw:text-box>
        </draw:frame>
        <draw:custom-shape draw:style-name="gr8" draw:text-style-name="P7" draw:layer="layout" svg:width="1.4cm" svg:height="1.4cm" svg:x="18.301cm" svg:y="7.6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cm" svg:y1="5.8cm" svg:x2="18.8cm" svg:y2="7.601cm">
          <text:p/>
        </draw:line>
        <draw:custom-shape draw:style-name="gr8" draw:text-style-name="P7" draw:layer="layout" svg:width="1.4cm" svg:height="1.4cm" svg:x="6.101cm" svg:y="10.601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cm" svg:y1="8.4cm" svg:x2="6.8cm" svg:y2="10.6cm">
          <text:p/>
        </draw:line>
        <draw:custom-shape draw:style-name="gr5" draw:text-style-name="P5" draw:layer="layout" svg:width="1.4cm" svg:height="1.4cm" svg:x="12.101cm" svg:y="10.601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5cm" svg:y1="8.4cm" svg:x2="12.8cm" svg:y2="10.601cm">
          <text:p/>
        </draw:line>
        <draw:custom-shape draw:style-name="gr8" draw:text-style-name="P7" draw:layer="layout" svg:width="1.4cm" svg:height="1.4cm" svg:x="15.302cm" svg:y="10.6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8.6cm" svg:x2="16.2cm" svg:y2="10.602cm">
          <text:p/>
        </draw:line>
        <draw:custom-shape draw:style-name="gr8" draw:text-style-name="P7" draw:layer="layout" svg:width="1.4cm" svg:height="1.4cm" svg:x="21.303cm" svg:y="10.603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9.6cm" svg:y1="8.6cm" svg:x2="22cm" svg:y2="10.603cm">
          <text:p/>
        </draw:line>
        <draw:custom-shape draw:style-name="gr8" draw:text-style-name="P7" draw:layer="layout" svg:width="1.4cm" svg:height="1.4cm" svg:x="5.102cm" svg:y="13.60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101cm" svg:y1="11.4cm" svg:x2="5.8cm" svg:y2="13.602cm">
          <text:p/>
        </draw:line>
        <draw:custom-shape draw:style-name="gr8" draw:text-style-name="P7" draw:layer="layout" svg:width="1.4cm" svg:height="1.4cm" svg:x="7.102cm" svg:y="13.602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502cm" svg:y1="11.4cm" svg:x2="7.8cm" svg:y2="13.602cm">
          <text:p/>
        </draw:line>
        <draw:custom-shape draw:style-name="gr8" draw:text-style-name="P7" draw:layer="layout" svg:width="1.4cm" svg:height="1.4cm" svg:x="11.102cm" svg:y="13.60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2.101cm" svg:y1="11.4cm" svg:x2="11.8cm" svg:y2="13.602cm">
          <text:p/>
        </draw:line>
        <draw:custom-shape draw:style-name="gr10" draw:text-style-name="P9" draw:layer="layout" svg:width="1.4cm" svg:height="1.4cm" svg:x="13.103cm" svg:y="13.603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501cm" svg:y1="11.4cm" svg:x2="13.8cm" svg:y2="13.603cm">
          <text:p/>
        </draw:line>
        <presentation:notes draw:style-name="dp1">
          <draw:page-thumbnail draw:style-name="gr4" draw:layer="layout" svg:width="19.798cm" svg:height="11.136cm" svg:x="0.6cm" svg:y="2.257cm" draw:page-number="11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adrão" presentation:presentation-page-layout-name="AL1T0">
        <draw:custom-shape draw:style-name="gr8" draw:text-style-name="P7" draw:layer="layout" svg:width="1.4cm" svg:height="1.4cm" svg:x="13.9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cm" svg:height="1.4cm" svg:x="9.1cm" svg:y="7.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3.007cm" svg:x="2.724cm" svg:y="1.238cm">
          <draw:text-box>
            <text:p text:style-name="P8"><text:span text:style-name="T3">Passo 11. </text:span><text:span text:style-name="T4">Inserção do elemento 31, como ele é maior que 25, mantém a posição</text:span></text:p>
          </draw:text-box>
        </draw:frame>
        <draw:frame draw:style-name="gr3" draw:text-style-name="P3" draw:layer="layout" svg:width="11.2cm" svg:height="1.673cm" svg:x="2.8cm" svg:y="4.327cm">
          <draw:text-box>
            <text:p>1,7,2,29,11,25,19,100,36,17,14,31</text:p>
          </draw:text-box>
        </draw:frame>
        <draw:custom-shape draw:style-name="gr8" draw:text-style-name="P7" draw:layer="layout" svg:width="1.4cm" svg:height="1.4cm" svg:x="18.301cm" svg:y="7.6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cm" svg:y1="5.8cm" svg:x2="18.8cm" svg:y2="7.601cm">
          <text:p/>
        </draw:line>
        <draw:custom-shape draw:style-name="gr8" draw:text-style-name="P7" draw:layer="layout" svg:width="1.4cm" svg:height="1.4cm" svg:x="6.101cm" svg:y="10.601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cm" svg:y1="8.4cm" svg:x2="6.8cm" svg:y2="10.6cm">
          <text:p/>
        </draw:line>
        <draw:custom-shape draw:style-name="gr8" draw:text-style-name="P7" draw:layer="layout" svg:width="1.4cm" svg:height="1.4cm" svg:x="12.101cm" svg:y="10.601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5cm" svg:y1="8.4cm" svg:x2="12.8cm" svg:y2="10.601cm">
          <text:p/>
        </draw:line>
        <draw:custom-shape draw:style-name="gr8" draw:text-style-name="P7" draw:layer="layout" svg:width="1.4cm" svg:height="1.4cm" svg:x="15.302cm" svg:y="10.6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8.6cm" svg:x2="16.2cm" svg:y2="10.602cm">
          <text:p/>
        </draw:line>
        <draw:custom-shape draw:style-name="gr8" draw:text-style-name="P7" draw:layer="layout" svg:width="1.4cm" svg:height="1.4cm" svg:x="21.303cm" svg:y="10.603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9.6cm" svg:y1="8.6cm" svg:x2="22cm" svg:y2="10.603cm">
          <text:p/>
        </draw:line>
        <draw:custom-shape draw:style-name="gr8" draw:text-style-name="P7" draw:layer="layout" svg:width="1.4cm" svg:height="1.4cm" svg:x="5.102cm" svg:y="13.60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101cm" svg:y1="11.4cm" svg:x2="5.8cm" svg:y2="13.602cm">
          <text:p/>
        </draw:line>
        <draw:custom-shape draw:style-name="gr8" draw:text-style-name="P7" draw:layer="layout" svg:width="1.4cm" svg:height="1.4cm" svg:x="7.102cm" svg:y="13.602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502cm" svg:y1="11.4cm" svg:x2="7.8cm" svg:y2="13.602cm">
          <text:p/>
        </draw:line>
        <draw:custom-shape draw:style-name="gr8" draw:text-style-name="P7" draw:layer="layout" svg:width="1.4cm" svg:height="1.4cm" svg:x="11.102cm" svg:y="13.60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2.101cm" svg:y1="11.4cm" svg:x2="11.8cm" svg:y2="13.602cm">
          <text:p/>
        </draw:line>
        <draw:custom-shape draw:style-name="gr8" draw:text-style-name="P7" draw:layer="layout" svg:width="1.4cm" svg:height="1.4cm" svg:x="13.103cm" svg:y="13.603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501cm" svg:y1="11.4cm" svg:x2="13.8cm" svg:y2="13.603cm">
          <text:p/>
        </draw:line>
        <draw:custom-shape draw:style-name="gr1" draw:text-style-name="P2" draw:layer="layout" svg:width="1.4cm" svg:height="1.4cm" svg:x="14.703cm" svg:y="13.603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02cm" svg:y1="11.4cm" svg:x2="15.2cm" svg:y2="13.6cm">
          <text:p/>
        </draw:line>
        <presentation:notes draw:style-name="dp1">
          <draw:page-thumbnail draw:style-name="gr4" draw:layer="layout" svg:width="19.798cm" svg:height="11.136cm" svg:x="0.6cm" svg:y="2.257cm" draw:page-number="12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adrão" presentation:presentation-page-layout-name="AL1T0">
        <draw:custom-shape draw:style-name="gr8" draw:text-style-name="P7" draw:layer="layout" svg:width="1.4cm" svg:height="1.4cm" svg:x="13.9cm" svg:y="5cm">
          <text:p text:style-name="P1">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7" draw:layer="layout" svg:width="1.4cm" svg:height="1.4cm" svg:x="9.1cm" svg:y="7.6cm">
          <text:p text:style-name="P1">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9cm" svg:y1="5.8cm" svg:x2="10.3cm" svg:y2="7.8cm">
          <text:p/>
        </draw:line>
        <draw:frame draw:style-name="gr7" draw:text-style-name="P3" draw:layer="layout" svg:width="23.876cm" svg:height="1.826cm" svg:x="2.724cm" svg:y="1.238cm">
          <draw:text-box>
            <text:p text:style-name="P8"><text:span text:style-name="T3">P</text:span><text:span text:style-name="T3">a</text:span><text:span text:style-name="T3">s</text:span><text:span text:style-name="T3">s</text:span><text:span text:style-name="T3">o</text:span><text:span text:style-name="T3"> </text:span><text:span text:style-name="T3">1</text:span><text:span text:style-name="T3">2</text:span><text:span text:style-name="T3">. </text:span><text:span text:style-name="T4">H</text:span><text:span text:style-name="T4">e</text:span><text:span text:style-name="T4">a</text:span><text:span text:style-name="T4">p </text:span><text:span text:style-name="T4">fi</text:span><text:span text:style-name="T4">n</text:span><text:span text:style-name="T4">a</text:span><text:span text:style-name="T4">li</text:span><text:span text:style-name="T4">z</text:span><text:span text:style-name="T4">a</text:span><text:span text:style-name="T4">d</text:span><text:span text:style-name="T4">a</text:span></text:p>
          </draw:text-box>
        </draw:frame>
        <draw:frame draw:style-name="gr3" draw:text-style-name="P3" draw:layer="layout" svg:width="11.2cm" svg:height="1.673cm" svg:x="2.8cm" svg:y="4.327cm">
          <draw:text-box>
            <text:p>1,7,2,29,11,25,19,100,36,17,14,31</text:p>
          </draw:text-box>
        </draw:frame>
        <draw:custom-shape draw:style-name="gr8" draw:text-style-name="P7" draw:layer="layout" svg:width="1.4cm" svg:height="1.4cm" svg:x="18.301cm" svg:y="7.601cm">
          <text:p text:style-name="P1">2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cm" svg:y1="5.8cm" svg:x2="18.8cm" svg:y2="7.601cm">
          <text:p/>
        </draw:line>
        <draw:custom-shape draw:style-name="gr8" draw:text-style-name="P7" draw:layer="layout" svg:width="1.4cm" svg:height="1.4cm" svg:x="6.101cm" svg:y="10.601cm">
          <text:p text:style-name="P1">2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9.1cm" svg:y1="8.4cm" svg:x2="6.8cm" svg:y2="10.6cm">
          <text:p/>
        </draw:line>
        <draw:custom-shape draw:style-name="gr8" draw:text-style-name="P7" draw:layer="layout" svg:width="1.4cm" svg:height="1.4cm" svg:x="12.101cm" svg:y="10.601cm">
          <text:p text:style-name="P1">1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0.5cm" svg:y1="8.4cm" svg:x2="12.8cm" svg:y2="10.601cm">
          <text:p/>
        </draw:line>
        <draw:custom-shape draw:style-name="gr8" draw:text-style-name="P7" draw:layer="layout" svg:width="1.4cm" svg:height="1.4cm" svg:x="15.302cm" svg:y="10.602cm">
          <text:p text:style-name="P1">25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8.4cm" svg:y1="8.6cm" svg:x2="16.2cm" svg:y2="10.602cm">
          <text:p/>
        </draw:line>
        <draw:custom-shape draw:style-name="gr8" draw:text-style-name="P7" draw:layer="layout" svg:width="1.4cm" svg:height="1.4cm" svg:x="21.303cm" svg:y="10.603cm">
          <text:p text:style-name="P1">19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9.6cm" svg:y1="8.6cm" svg:x2="22cm" svg:y2="10.603cm">
          <text:p/>
        </draw:line>
        <draw:custom-shape draw:style-name="gr8" draw:text-style-name="P7" draw:layer="layout" svg:width="1.4cm" svg:height="1.4cm" svg:x="5.102cm" svg:y="13.602cm">
          <text:p text:style-name="P1">100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6.101cm" svg:y1="11.4cm" svg:x2="5.8cm" svg:y2="13.602cm">
          <text:p/>
        </draw:line>
        <draw:custom-shape draw:style-name="gr8" draw:text-style-name="P7" draw:layer="layout" svg:width="1.4cm" svg:height="1.4cm" svg:x="7.102cm" svg:y="13.602cm">
          <text:p text:style-name="P1">36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7.502cm" svg:y1="11.4cm" svg:x2="7.8cm" svg:y2="13.602cm">
          <text:p/>
        </draw:line>
        <draw:custom-shape draw:style-name="gr8" draw:text-style-name="P7" draw:layer="layout" svg:width="1.4cm" svg:height="1.4cm" svg:x="11.102cm" svg:y="13.602cm">
          <text:p text:style-name="P1">17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2.101cm" svg:y1="11.4cm" svg:x2="11.8cm" svg:y2="13.602cm">
          <text:p/>
        </draw:line>
        <draw:custom-shape draw:style-name="gr8" draw:text-style-name="P7" draw:layer="layout" svg:width="1.4cm" svg:height="1.4cm" svg:x="13.103cm" svg:y="13.603cm">
          <text:p text:style-name="P1">14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3.501cm" svg:y1="11.4cm" svg:x2="13.8cm" svg:y2="13.603cm">
          <text:p/>
        </draw:line>
        <draw:custom-shape draw:style-name="gr8" draw:text-style-name="P7" draw:layer="layout" svg:width="1.4cm" svg:height="1.4cm" svg:x="14.703cm" svg:y="13.603cm">
          <text:p text:style-name="P1">31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6" draw:text-style-name="P6" draw:layer="layout" svg:x1="15.302cm" svg:y1="11.4cm" svg:x2="15.2cm" svg:y2="13.6cm">
          <text:p/>
        </draw:line>
        <presentation:notes draw:style-name="dp1">
          <draw:page-thumbnail draw:style-name="gr4" draw:layer="layout" svg:width="19.798cm" svg:height="11.136cm" svg:x="0.6cm" svg:y="2.257cm" draw:page-number="13" presentation:class="page"/>
          <draw:frame presentation:style-name="pr1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" draw:border="0%"/>
    <draw:gradient draw:name="Preenchido" draw:style="linear" draw:start-color="#ffffff" draw:end-color="#cccccc" draw:start-intensity="100%" draw:end-intensity="100%" draw:angle="300" draw:border="0%"/>
    <draw:gradient draw:name="Preenchido_20_amarelo" draw:display-name="Preenchido amarelo" draw:style="linear" draw:start-color="#ffde59" draw:end-color="#b47804" draw:start-intensity="100%" draw:end-intensity="100%" draw:angle="300" draw:border="0%"/>
    <draw:gradient draw:name="Preenchido_20_azul" draw:display-name="Preenchido azul" draw:style="linear" draw:start-color="#729fcf" draw:end-color="#355269" draw:start-intensity="100%" draw:end-intensity="100%" draw:angle="300" draw:border="0%"/>
    <draw:gradient draw:name="Preenchido_20_verde" draw:display-name="Preenchido verde" draw:style="linear" draw:start-color="#77bc65" draw:end-color="#127622" draw:start-intensity="100%" draw:end-intensity="100%" draw:angle="300" draw:border="0%"/>
    <draw:gradient draw:name="Preenchido_20_vermelho" draw:display-name="Preenchido vermelho" draw:style="linear" draw:start-color="#ff6d6d" draw:end-color="#c9211e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Padrão-background" style:family="presentation">
      <style:graphic-properties draw:stroke="none" draw:fill="none"/>
      <style:text-properties style:letter-kerning="true"/>
    </style:style>
    <style:style style:name="Padrã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adrã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adrão-outline1" style:family="presentation">
      <style:graphic-properties draw:stroke="none" draw:fill="none" draw:auto-grow-height="false" draw:fit-to-size="shrink-to-fit" style:shrink-to-fit="true">
        <text:list-style style:name="Padrã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outline2" style:family="presentation" style:parent-style-name="Padrão-outline1">
      <style:paragraph-properties fo:margin-top="0.4cm" fo:margin-bottom="0cm"/>
      <style:text-properties fo:font-size="28pt" style:font-size-asian="28pt" style:font-size-complex="28pt"/>
    </style:style>
    <style:style style:name="Padrão-outline3" style:family="presentation" style:parent-style-name="Padrão-outline2">
      <style:paragraph-properties fo:margin-top="0.3cm" fo:margin-bottom="0cm"/>
      <style:text-properties fo:font-size="24pt" style:font-size-asian="24pt" style:font-size-complex="24pt"/>
    </style:style>
    <style:style style:name="Padrão-outline4" style:family="presentation" style:parent-style-name="Padrão-outline3">
      <style:paragraph-properties fo:margin-top="0.2cm" fo:margin-bottom="0cm"/>
      <style:text-properties fo:font-size="20pt" style:font-size-asian="20pt" style:font-size-complex="20pt"/>
    </style:style>
    <style:style style:name="Padrão-outline5" style:family="presentation" style:parent-style-name="Padrão-outline4">
      <style:paragraph-properties fo:margin-top="0.1cm" fo:margin-bottom="0cm"/>
      <style:text-properties fo:font-size="20pt" style:font-size-asian="20pt" style:font-size-complex="20pt"/>
    </style:style>
    <style:style style:name="Padrão-outline6" style:family="presentation" style:parent-style-name="Padrão-outline5">
      <style:paragraph-properties fo:margin-top="0.1cm" fo:margin-bottom="0cm"/>
      <style:text-properties fo:font-size="20pt" style:font-size-asian="20pt" style:font-size-complex="20pt"/>
    </style:style>
    <style:style style:name="Padrão-outline7" style:family="presentation" style:parent-style-name="Padrão-outline6">
      <style:paragraph-properties fo:margin-top="0.1cm" fo:margin-bottom="0cm"/>
      <style:text-properties fo:font-size="20pt" style:font-size-asian="20pt" style:font-size-complex="20pt"/>
    </style:style>
    <style:style style:name="Padrão-outline8" style:family="presentation" style:parent-style-name="Padrão-outline7">
      <style:paragraph-properties fo:margin-top="0.1cm" fo:margin-bottom="0cm"/>
      <style:text-properties fo:font-size="20pt" style:font-size-asian="20pt" style:font-size-complex="20pt"/>
    </style:style>
    <style:style style:name="Padrão-outline9" style:family="presentation" style:parent-style-name="Padrão-outline8">
      <style:paragraph-properties fo:margin-top="0.1cm" fo:margin-bottom="0cm"/>
      <style:text-properties fo:font-size="20pt" style:font-size-asian="20pt" style:font-size-complex="20pt"/>
    </style:style>
    <style:style style:name="Padrão-subtitle" style:family="presentation">
      <style:graphic-properties draw:stroke="none" draw:fill="none" draw:textarea-vertical-align="middle">
        <text:list-style style:name="Padrã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adrão-title" style:family="presentation">
      <style:graphic-properties draw:stroke="none" draw:fill="none" draw:textarea-vertical-align="middle">
        <text:list-style style:name="Padrã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Padrão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Padrão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Padrão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3</text:page-number></text:span></text:p>
        </draw:text-box>
      </draw:frame>
    </style:handout-master>
    <style:master-page style:name="Padrão" style:page-layout-name="PM1" draw:style-name="Mdp1">
      <draw:frame presentation:style-name="Padrão-title" draw:layer="backgroundobjects" svg:width="25.199cm" svg:height="2.629cm" svg:x="1.4cm" svg:y="0.628cm" presentation:class="title" presentation:placeholder="true">
        <draw:text-box/>
      </draw:frame>
      <draw:frame presentation:style-name="Padrã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13</text:page-number></text:span></text:p>
        </draw:text-box>
      </draw:frame>
      <presentation:notes style:page-layout-name="PM0">
        <draw:page-thumbnail presentation:style-name="Padrão-title" draw:layer="backgroundobjects" svg:width="19.798cm" svg:height="11.136cm" svg:x="0.6cm" svg:y="2.257cm" presentation:class="page"/>
        <draw:frame presentation:style-name="Padrã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9-09T01:31:26.577882510</meta:creation-date>
    <dc:date>2021-09-09T15:42:41.090361803</dc:date>
    <meta:editing-duration>PT30M44S</meta:editing-duration>
    <meta:editing-cycles>8</meta:editing-cycles>
    <meta:generator>LibreOffice/6.4.7.2$Linux_X86_64 LibreOffice_project/40$Build-2</meta:generator>
    <meta:document-statistic meta:object-count="240"/>
  </office:meta>
</office:document-meta>
</file>